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ot@DIOT-PC1:~$ sudo service apache2 status</text:p>
      <text:p text:style-name="Standard">[sudo] password for diot: </text:p>
      <text:p text:style-name="Standard">Unit apache2.service could not be found.</text:p>
      <text:p text:style-name="Standard">diot@DIOT-PC1:~$ sudo apt install apache2 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additional packages will be installed:</text:p>
      <text:p text:style-name="Standard"><text:s text:c="2"/>apache2-bin apache2-data apache2-utils libapr1 libaprutil1</text:p>
      <text:p text:style-name="Standard"><text:s text:c="2"/>libaprutil1-dbd-sqlite3 libaprutil1-ldap liblua5.2-0</text:p>
      <text:p text:style-name="Standard">Suggested packages:</text:p>
      <text:p text:style-name="Standard"><text:s text:c="2"/>apache2-doc apache2-suexec-pristine | apache2-suexec-custom</text:p>
      <text:p text:style-name="Standard">The following NEW packages will be installed:</text:p>
      <text:p text:style-name="Standard"><text:s text:c="2"/>apache2 apache2-bin apache2-data apache2-utils libapr1 libaprutil1</text:p>
      <text:p text:style-name="Standard"><text:s text:c="2"/>libaprutil1-dbd-sqlite3 libaprutil1-ldap liblua5.2-0</text:p>
      <text:p text:style-name="Standard">0 upgraded, 9 newly installed, 0 to remove and 573 not upgraded.</text:p>
      <text:p text:style-name="Standard">Need to get 1,829 kB of archives.</text:p>
      <text:p text:style-name="Standard">After this operation, 7,976 kB of additional disk space will be used.</text:p>
      <text:p text:style-name="Standard">Do you want to continue? [Y/n] y</text:p>
      <text:p text:style-name="Standard">Get:1 http://in.archive.ubuntu.com/ubuntu focal-updates/main amd64 libapr1 amd64 1.6.5-1ubuntu1.1 [91.5 kB]</text:p>
      <text:p text:style-name="Standard">Get:2 http://in.archive.ubuntu.com/ubuntu focal-updates/main amd64 libaprutil1 amd64 1.6.1-4ubuntu2.2 [85.1 kB]</text:p>
      <text:p text:style-name="Standard">Get:3 http://in.archive.ubuntu.com/ubuntu focal-updates/main amd64 libaprutil1-dbd-sqlite3 amd64 1.6.1-4ubuntu2.2 [10.5 kB]</text:p>
      <text:p text:style-name="Standard">Get:4 http://in.archive.ubuntu.com/ubuntu focal-updates/main amd64 libaprutil1-ldap amd64 1.6.1-4ubuntu2.2 [8,752 B]</text:p>
      <text:p text:style-name="Standard">Get:5 http://in.archive.ubuntu.com/ubuntu focal/main amd64 liblua5.2-0 amd64 5.2.4-1.1build3 [106 kB]</text:p>
      <text:p text:style-name="Standard">Get:6 http://in.archive.ubuntu.com/ubuntu focal-updates/main amd64 apache2-bin amd64 2.4.41-4ubuntu3.21 [1,189 kB]</text:p>
      <text:p text:style-name="Standard">Get:7 http://in.archive.ubuntu.com/ubuntu focal-updates/main amd64 apache2-data all 2.4.41-4ubuntu3.21 [159 kB]</text:p>
      <text:p text:style-name="Standard">Get:8 http://in.archive.ubuntu.com/ubuntu focal-updates/main amd64 apache2-utils amd64 2.4.41-4ubuntu3.21 [84.7 kB]</text:p>
      <text:p text:style-name="Standard">Get:9 http://in.archive.ubuntu.com/ubuntu focal-updates/main amd64 apache2 amd64 2.4.41-4ubuntu3.21 [95.6 kB]</text:p>
      <text:p text:style-name="Standard">Fetched 1,829 kB in 5s (344 kB/s) </text:p>
      <text:p text:style-name="Standard">Selecting previously unselected package libapr1:amd64.</text:p>
      <text:p text:style-name="Standard">(Reading database ... 232740 files and directories currently installed.)</text:p>
      <text:p text:style-name="Standard">Preparing to unpack .../0-libapr1_1.6.5-1ubuntu1.1_amd64.deb ...</text:p>
      <text:p text:style-name="Standard">Unpacking libapr1:amd64 (1.6.5-1ubuntu1.1) ...</text:p>
      <text:p text:style-name="Standard">Selecting previously unselected package libaprutil1:amd64.</text:p>
      <text:p text:style-name="Standard">Preparing to unpack .../1-libaprutil1_1.6.1-4ubuntu2.2_amd64.deb ...</text:p>
      <text:p text:style-name="Standard">Unpacking libaprutil1:amd64 (1.6.1-4ubuntu2.2) ...</text:p>
      <text:p text:style-name="Standard">Selecting previously unselected package libaprutil1-dbd-sqlite3:amd64.</text:p>
      <text:p text:style-name="Standard">Preparing to unpack .../2-libaprutil1-dbd-sqlite3_1.6.1-4ubuntu2.2_amd64.deb ...</text:p>
      <text:p text:style-name="Standard">Unpacking libaprutil1-dbd-sqlite3:amd64 (1.6.1-4ubuntu2.2) ...</text:p>
      <text:p text:style-name="Standard">Selecting previously unselected package libaprutil1-ldap:amd64.</text:p>
      <text:p text:style-name="Standard">Preparing to unpack .../3-libaprutil1-ldap_1.6.1-4ubuntu2.2_amd64.deb ...</text:p>
      <text:p text:style-name="Standard">Unpacking libaprutil1-ldap:amd64 (1.6.1-4ubuntu2.2) ...</text:p>
      <text:p text:style-name="Standard">Selecting previously unselected package liblua5.2-0:amd64.</text:p>
      <text:p text:style-name="Standard"><text:soft-page-break/>Preparing to unpack .../4-liblua5.2-0_5.2.4-1.1build3_amd64.deb ...</text:p>
      <text:p text:style-name="Standard">Unpacking liblua5.2-0:amd64 (5.2.4-1.1build3) ...</text:p>
      <text:p text:style-name="Standard">Selecting previously unselected package apache2-bin.</text:p>
      <text:p text:style-name="Standard">Preparing to unpack .../5-apache2-bin_2.4.41-4ubuntu3.21_amd64.deb ...</text:p>
      <text:p text:style-name="Standard">Unpacking apache2-bin (2.4.41-4ubuntu3.21) ...</text:p>
      <text:p text:style-name="Standard">Selecting previously unselected package apache2-data.</text:p>
      <text:p text:style-name="Standard">Preparing to unpack .../6-apache2-data_2.4.41-4ubuntu3.21_all.deb ...</text:p>
      <text:p text:style-name="Standard">Unpacking apache2-data (2.4.41-4ubuntu3.21) ...</text:p>
      <text:p text:style-name="Standard">Selecting previously unselected package apache2-utils.</text:p>
      <text:p text:style-name="Standard">Preparing to unpack .../7-apache2-utils_2.4.41-4ubuntu3.21_amd64.deb ...</text:p>
      <text:p text:style-name="Standard">Unpacking apache2-utils (2.4.41-4ubuntu3.21) ...</text:p>
      <text:p text:style-name="Standard">Selecting previously unselected package apache2.</text:p>
      <text:p text:style-name="Standard">Preparing to unpack .../8-apache2_2.4.41-4ubuntu3.21_amd64.deb ...</text:p>
      <text:p text:style-name="Standard">Unpacking apache2 (2.4.41-4ubuntu3.21) ...</text:p>
      <text:p text:style-name="Standard">Setting up libapr1:amd64 (1.6.5-1ubuntu1.1) ...</text:p>
      <text:p text:style-name="Standard">Setting up liblua5.2-0:amd64 (5.2.4-1.1build3) ...</text:p>
      <text:p text:style-name="Standard">Setting up apache2-data (2.4.41-4ubuntu3.21) ...</text:p>
      <text:p text:style-name="Standard">Setting up libaprutil1:amd64 (1.6.1-4ubuntu2.2) ...</text:p>
      <text:p text:style-name="Standard">Setting up libaprutil1-ldap:amd64 (1.6.1-4ubuntu2.2) ...</text:p>
      <text:p text:style-name="Standard">Setting up libaprutil1-dbd-sqlite3:amd64 (1.6.1-4ubuntu2.2) ...</text:p>
      <text:p text:style-name="Standard">Setting up apache2-utils (2.4.41-4ubuntu3.21) ...</text:p>
      <text:p text:style-name="Standard">Setting up apache2-bin (2.4.41-4ubuntu3.21) ...</text:p>
      <text:p text:style-name="Standard">Setting up apache2 (2.4.41-4ubuntu3.21) ...</text:p>
      <text:p text:style-name="Standard">Enabling module mpm_event.</text:p>
      <text:p text:style-name="Standard">Enabling module authz_core.</text:p>
      <text:p text:style-name="Standard">Enabling module authz_host.</text:p>
      <text:p text:style-name="Standard">Enabling module authn_core.</text:p>
      <text:p text:style-name="Standard">Enabling module auth_basic.</text:p>
      <text:p text:style-name="Standard">Enabling module access_compat.</text:p>
      <text:p text:style-name="Standard">Enabling module authn_file.</text:p>
      <text:p text:style-name="Standard">Enabling module authz_user.</text:p>
      <text:p text:style-name="Standard">Enabling module alias.</text:p>
      <text:p text:style-name="Standard">Enabling module dir.</text:p>
      <text:p text:style-name="Standard">Enabling module autoindex.</text:p>
      <text:p text:style-name="Standard">Enabling module env.</text:p>
      <text:p text:style-name="Standard">Enabling module mime.</text:p>
      <text:p text:style-name="Standard">Enabling module negotiation.</text:p>
      <text:p text:style-name="Standard">Enabling module setenvif.</text:p>
      <text:p text:style-name="Standard">Enabling module filter.</text:p>
      <text:p text:style-name="Standard">Enabling module deflate.</text:p>
      <text:p text:style-name="Standard">Enabling module status.</text:p>
      <text:p text:style-name="Standard">Enabling module reqtimeout.</text:p>
      <text:p text:style-name="Standard">Enabling conf charset.</text:p>
      <text:p text:style-name="Standard">Enabling conf localized-error-pages.</text:p>
      <text:p text:style-name="Standard">Enabling conf other-vhosts-access-log.</text:p>
      <text:p text:style-name="Standard">Enabling conf security.</text:p>
      <text:p text:style-name="Standard">Enabling conf serve-cgi-bin.</text:p>
      <text:p text:style-name="Standard">Enabling site 000-default.</text:p>
      <text:p text:style-name="Standard">Created symlink /etc/systemd/system/multi-user.target.wants/apache2.service → /l</text:p>
      <text:p text:style-name="Standard">ib/systemd/system/apache2.service.</text:p>
      <text:p text:style-name="Standard">Created symlink /etc/systemd/system/multi-user.target.wants/apache-htcacheclean.</text:p>
      <text:p text:style-name="Standard">service → /lib/systemd/system/apache-htcacheclean.service.</text:p>
      <text:p text:style-name="Standard"><text:soft-page-break/>Processing triggers for ufw (0.36-6) ...</text:p>
      <text:p text:style-name="Standard">Processing triggers for systemd (245.4-4ubuntu3.4) ...</text:p>
      <text:p text:style-name="Standard">Processing triggers for man-db (2.9.1-1) ...</text:p>
      <text:p text:style-name="Standard">Processing triggers for libc-bin (2.31-0ubuntu9.2) ...</text:p>
      <text:p text:style-name="Standard">diot@DIOT-PC1:~$ sudo service apache2 status</text:p>
      <text:p text:style-name="Standard">● apache2.service - The Apache HTTP Server</text:p>
      <text:p text:style-name="Standard"><text:s text:c="5"/>Loaded: loaded (/lib/systemd/system/apache2.service; enabled; vendor prese&gt;</text:p>
      <text:p text:style-name="Standard"><text:s text:c="5"/>Active: active (running) since Thu 2024-11-21 07:45:25 IST; 21s ago</text:p>
      <text:p text:style-name="Standard"><text:s text:c="7"/>Docs: https://httpd.apache.org/docs/2.4/</text:p>
      <text:p text:style-name="Standard"><text:s text:c="3"/>Main PID: 3945 (apache2)</text:p>
      <text:p text:style-name="Standard"><text:s text:c="6"/>Tasks: 55 (limit: 18816)</text:p>
      <text:p text:style-name="Standard"><text:s text:c="5"/>Memory: 5.0M</text:p>
      <text:p text:style-name="Standard"><text:s text:c="5"/>CGroup: /system.slice/apache2.service</text:p>
      <text:p text:style-name="Standard"><text:s text:c="13"/>├─3945 /usr/sbin/apache2 -k start</text:p>
      <text:p text:style-name="Standard"><text:s text:c="13"/>├─3946 /usr/sbin/apache2 -k start</text:p>
      <text:p text:style-name="Standard"><text:s text:c="13"/>└─3947 /usr/sbin/apache2 -k start</text:p>
      <text:p text:style-name="Standard"/>
      <text:p text:style-name="Standard">Nov 21 07:45:25 DIOT-PC1 systemd[1]: Starting The Apache HTTP Server...</text:p>
      <text:p text:style-name="Standard">Nov 21 07:45:25 DIOT-PC1 apachectl[3940]: AH00558: apache2: Could not reliably &gt;</text:p>
      <text:p text:style-name="Standard">Nov 21 07:45:25 DIOT-PC1 systemd[1]: Started The Apache HTTP Server.</text:p>
      <text:p text:style-name="Standard">diot@DIOT-PC1:~$ cd Downloads/</text:p>
      <text:p text:style-name="Standard">diot@DIOT-PC1:~/Downloads$ ssh -i iotserver.pem ubuntu@13.49.244.228</text:p>
      <text:p text:style-name="Standard">Welcome to Ubuntu 24.04.1 LTS (GNU/Linux 6.8.0-1016-aws x86_64)</text:p>
      <text:p text:style-name="Standard"/>
      <text:p text:style-name="Standard"><text:s/>* Documentation: <text:s/>https://help.ubuntu.com</text:p>
      <text:p text:style-name="Standard"><text:s/>* Management: <text:s text:c="4"/>https://landscape.canonical.com</text:p>
      <text:p text:style-name="Standard"><text:s/>* Support: <text:s text:c="7"/>https://ubuntu.com/pro</text:p>
      <text:p text:style-name="Standard"/>
      <text:p text:style-name="Standard"><text:s/>System information as of Thu Nov 21 02:18:01 UTC 2024</text:p>
      <text:p text:style-name="Standard"/>
      <text:p text:style-name="Standard"><text:s text:c="2"/>System load: <text:s/>0.0 <text:s text:c="14"/>Temperature: <text:s text:c="10"/>-273.1 C</text:p>
      <text:p text:style-name="Standard"><text:s text:c="2"/>Usage of /: <text:s text:c="2"/>31.7% of 6.71GB <text:s text:c="2"/>Processes: <text:s text:c="12"/>112</text:p>
      <text:p text:style-name="Standard"><text:s text:c="2"/>Memory usage: 27% <text:s text:c="14"/>Users logged in: <text:s text:c="6"/>0</text:p>
      <text:p text:style-name="Standard"><text:s text:c="2"/>Swap usage: <text:s text:c="2"/>0% <text:s text:c="15"/>IPv4 address for ens5: 172.31.33.107</text:p>
      <text:p text:style-name="Standard"/>
      <text:p text:style-name="Standard"/>
      <text:p text:style-name="Standard">Expanded Security Maintenance for Applications is not enabled.</text:p>
      <text:p text:style-name="Standard"/>
      <text:p text:style-name="Standard">57 updates can be applied immediately.</text:p>
      <text:p text:style-name="Standard">17 of these updates are standard security updates.</text:p>
      <text:p text:style-name="Standard">To see these additional updates run: apt list --upgradable</text:p>
      <text:p text:style-name="Standard"/>
      <text:p text:style-name="Standard">1 additional security update can be applied with ESM Apps.</text:p>
      <text:p text:style-name="Standard">Learn more about enabling ESM Apps service at https://ubuntu.com/esm</text:p>
      <text:p text:style-name="Standard"/>
      <text:p text:style-name="Standard"/>
      <text:p text:style-name="Standard">*** System restart required ***</text:p>
      <text:p text:style-name="Standard">Last login: Tue Nov 19 04:56:54 2024 from 196.1.1.6</text:p>
      <text:p text:style-name="Standard">ubuntu@ip-172-31-33-107:~$ ssh -i iot1.pem ubuntu@16.170.237.58</text:p>
      <text:p text:style-name="Standard">Warning: Identity file iot1.pem not accessible: No such file or directory.</text:p>
      <text:p text:style-name="Standard">The authenticity of host '16.170.237.58 (16.170.237.58)' can't be established.</text:p>
      <text:p text:style-name="Standard"><text:soft-page-break/>ED25519 key fingerprint is SHA256:cLLddKD8YQC8KW2mBNdmjmAWPVyZ7cmWnkiDpXbxow8.</text:p>
      <text:p text:style-name="Standard">This key is not known by any other names.</text:p>
      <text:p text:style-name="Standard">Are you sure you want to continue connecting (yes/no/[fingerprint])? yes</text:p>
      <text:p text:style-name="Standard">Warning: Permanently added '16.170.237.58' (ED25519) to the list of known hosts.</text:p>
      <text:p text:style-name="Standard">ubuntu@16.170.237.58: Permission denied (publickey).</text:p>
      <text:p text:style-name="Standard">ubuntu@ip-172-31-33-107:~$ cd /etc/mosquitto/conf.d/</text:p>
      <text:p text:style-name="Standard">ubuntu@ip-172-31-33-107:/etc/mosquitto/conf.d$ sudo nano allowall.conf</text:p>
      <text:p text:style-name="Standard">ubuntu@ip-172-31-33-107:/etc/mosquitto/conf.d$ sudo service mosquitto restart</text:p>
      <text:p text:style-name="Standard">Warning: The unit file, source configuration file or drop-ins of mosquitto.service changed on disk. Run 'systemctl daemon-reload' to reload units.</text:p>
      <text:p text:style-name="Standard">Job for mosquitto.service failed because the control process exited with error code.</text:p>
      <text:p text:style-name="Standard">See "systemctl status mosquitto.service" and "journalctl -xeu mosquitto.service" for details.</text:p>
      <text:p text:style-name="Standard">ubuntu@ip-172-31-33-107:/etc/mosquitto/conf.d$ cd ..</text:p>
      <text:p text:style-name="Standard">ubuntu@ip-172-31-33-107:/etc/mosquitto$ sudo service mosquitto restart</text:p>
      <text:p text:style-name="Standard">Warning: The unit file, source configuration file or drop-ins of mosquitto.service changed on disk. Run 'systemctl daemon-reload' to reload units.</text:p>
      <text:p text:style-name="Standard">Job for mosquitto.service failed because the control process exited with error code.</text:p>
      <text:p text:style-name="Standard">See "systemctl status mosquitto.service" and "journalctl -xeu mosquitto.service" for details.</text:p>
      <text:p text:style-name="Standard">ubuntu@ip-172-31-33-107:/etc/mosquitto$ cd c</text:p>
      <text:p text:style-name="Standard">ca_certificates/ certs/ <text:s text:c="10"/>conf.d/ <text:s text:c="9"/></text:p>
      <text:p text:style-name="Standard">ubuntu@ip-172-31-33-107:/etc/mosquitto$ cd conf.d/</text:p>
      <text:p text:style-name="Standard">ubuntu@ip-172-31-33-107:/etc/mosquitto/conf.d$ ls</text:p>
      <text:p text:style-name="Standard">README <text:s/>allowall.conf <text:s/>port.conf</text:p>
      <text:p text:style-name="Standard">ubuntu@ip-172-31-33-107:/etc/mosquitto/conf.d$ cat allowall.conf </text:p>
      <text:p text:style-name="Standard">allow_anonymous true</text:p>
      <text:p text:style-name="Standard">listener 1883 0.0.0.0</text:p>
      <text:p text:style-name="Standard">ubuntu@ip-172-31-33-107:/etc/mosquitto/conf.d$ sudo netstat -natlp | grep mosquitto</text:p>
      <text:p text:style-name="Standard">ubuntu@ip-172-31-33-107:/etc/mosquitto/conf.d$ sudo netstat -natlp | grep mosquitto</text:p>
      <text:p text:style-name="Standard">ubuntu@ip-172-31-33-107:/etc/mosquitto/conf.d$ sudo rm port.conf </text:p>
      <text:p text:style-name="Standard">ubuntu@ip-172-31-33-107:/etc/mosquitto/conf.d$ sudo service mosquitto restart</text:p>
      <text:p text:style-name="Standard">Warning: The unit file, source configuration file or drop-ins of mosquitto.service changed on disk. Run 'systemctl daemon-reload' to reload units.</text:p>
      <text:p text:style-name="Standard">ubuntu@ip-172-31-33-107:/etc/mosquitto/conf.d$ sudo netstat -natlp | grep mosquitto</text:p>
      <text:p text:style-name="Standard">tcp <text:s text:c="7"/>0 <text:s text:c="5"/>0 0.0.0.0:1883 <text:s text:c="11"/>0.0.0.0:* <text:s text:c="14"/>LISTEN <text:s text:c="5"/>17724/mosquitto <text:s text:c="4"/></text:p>
      <text:p text:style-name="Standard">ubuntu@ip-172-31-33-107:/etc/mosquitto/conf.d$ cd</text:p>
      <text:p text:style-name="Standard">ubuntu@ip-172-31-33-107:~$ sudo mosquitto_passwd -c /etc/mosquitto/mybrokerauth diot</text:p>
      <text:p text:style-name="Standard">Password: </text:p>
      <text:p text:style-name="Standard">Reenter password: </text:p>
      <text:p text:style-name="Standard">ubuntu@ip-172-31-33-107:~$ cd /etc/mosquitto/</text:p>
      <text:p text:style-name="Standard">ubuntu@ip-172-31-33-107:/etc/mosquitto$ ls</text:p>
      <text:p text:style-name="Standard">aclfile.example <text:s/>certs <text:s text:c="2"/>mosquitto.conf <text:s/>pskfile.example</text:p>
      <text:p text:style-name="Standard">ca_certificates <text:s/>conf.d <text:s/>mybrokerauth <text:s text:c="3"/>pwfile.example</text:p>
      <text:p text:style-name="Standard">ubuntu@ip-172-31-33-107:/etc/mosquitto$ cat mybrokerauth </text:p>
      <text:p text:style-name="Standard">cat: mybrokerauth: Permission denied</text:p>
      <text:p text:style-name="Standard">ubuntu@ip-172-31-33-107:/etc/mosquitto$ sudo cat mybrokerauth </text:p>
      <text:p text:style-name="Standard">diot:$7$101$RVGSIPKBQLdWfQHP$VMp8LXG4vtPGC4gwRT5H7vJQaT0qChGfyMENDhXA+xOAFOHdxCLzjLx3A2klLH52du7IWlYtc60SOrZ8x+D8rg==</text:p>
      <text:p text:style-name="Standard">ubuntu@ip-172-31-33-107:/etc/mosquitto$ cd conf.d/</text:p>
      <text:p text:style-name="Standard">ubuntu@ip-172-31-33-107:/etc/mosquitto/conf.d$ ls</text:p>
      <text:p text:style-name="Standard">README <text:s/>allowall.conf</text:p>
      <text:p text:style-name="Standard"><text:soft-page-break/>ubuntu@ip-172-31-33-107:/etc/mosquitto/conf.d$ sudo nano allowall.conf </text:p>
      <text:p text:style-name="Standard">ubuntu@ip-172-31-33-107:/etc/mosquitto/conf.d$ sudo service mosquitto restart</text:p>
      <text:p text:style-name="Standard">Warning: The unit file, source configuration file or drop-ins of mosquitto.service changed on disk. Run 'systemctl daemon-reload' to reload units.</text:p>
      <text:p text:style-name="Standard">Job for mosquitto.service failed because the control process exited with error code.</text:p>
      <text:p text:style-name="Standard">See "systemctl status mosquitto.service" and "journalctl -xeu mosquitto.service" for details.</text:p>
      <text:p text:style-name="Standard">ubuntu@ip-172-31-33-107:/etc/mosquitto/conf.d$ ls</text:p>
      <text:p text:style-name="Standard">README <text:s/>allowall.conf</text:p>
      <text:p text:style-name="Standard">ubuntu@ip-172-31-33-107:/etc/mosquitto/conf.d$ sudo chmod 666 mybrokerauth</text:p>
      <text:p text:style-name="Standard">chmod: cannot access 'mybrokerauth': No such file or directory</text:p>
      <text:p text:style-name="Standard">ubuntu@ip-172-31-33-107:/etc/mosquitto/conf.d$ ls</text:p>
      <text:p text:style-name="Standard">README <text:s/>allowall.conf</text:p>
      <text:p text:style-name="Standard">ubuntu@ip-172-31-33-107:/etc/mosquitto/conf.d$ cd ..</text:p>
      <text:p text:style-name="Standard">ubuntu@ip-172-31-33-107:/etc/mosquitto$ ls</text:p>
      <text:p text:style-name="Standard">aclfile.example <text:s/>certs <text:s text:c="2"/>mosquitto.conf <text:s/>pskfile.example</text:p>
      <text:p text:style-name="Standard">ca_certificates <text:s/>conf.d <text:s/>mybrokerauth <text:s text:c="3"/>pwfile.example</text:p>
      <text:p text:style-name="Standard">ubuntu@ip-172-31-33-107:/etc/mosquitto$ sudo chmod 666 mybrokerauth</text:p>
      <text:p text:style-name="Standard">ubuntu@ip-172-31-33-107:/etc/mosquitto$ sudo service mosquitto restart</text:p>
      <text:p text:style-name="Standard">Warning: The unit file, source configuration file or drop-ins of mosquitto.service changed on disk. Run 'systemctl daemon-reload' to reload units.</text:p>
      <text:p text:style-name="Standard">ubuntu@ip-172-31-33-107:/etc/mosquitto$ mosquitto_sub -t cdac/pune/diot/temperature -u diot -P diot -h 13.49.244.228 -p 1883 -d</text:p>
      <text:p text:style-name="Standard">Client null sending CONNECT</text:p>
      <text:p text:style-name="Standard">Client null received CONNACK (0)</text:p>
      <text:p text:style-name="Standard">Client null sending SUBSCRIBE (Mid: 1, Topic: cdac/pune/diot/temperature, QoS: 0, Options: 0x00)</text:p>
      <text:p text:style-name="Standard">Client null received SUBACK</text:p>
      <text:p text:style-name="Standard">Subscribed (mid: 1): 0</text:p>
      <text:p text:style-name="Standard">Client null sending PINGREQ</text:p>
      <text:p text:style-name="Standard">Client null received PINGRESP</text:p>
      <text:p text:style-name="Standard">^CClient null sending DISCONNECT</text:p>
      <text:p text:style-name="Standard">ubuntu@ip-172-31-33-107:/etc/mosquitto$ mosquitto_pub -t cdac/pune/diot/temperature -u diot -P diot -h 13.49.244.228 -p 1883 -d</text:p>
      <text:p text:style-name="Standard">Error: Both topic and message must be supplied.</text:p>
      <text:p text:style-name="Standard">mosquitto_pub is a simple mqtt client that will publish a message on a single topic and exit.</text:p>
      <text:p text:style-name="Standard">mosquitto_pub version 2.0.18 running on libmosquitto 2.0.18.</text:p>
      <text:p text:style-name="Standard"/>
      <text:p text:style-name="Standard">Usage: mosquitto_pub {[-h host] [--unix path] [-p port] [-u username] [-P password] -t topic | -L URL}</text:p>
      <text:p text:style-name="Standard"><text:s text:c="21"/>{-f file | -l | -n | -m message}</text:p>
      <text:p text:style-name="Standard"><text:s text:c="21"/>[-c] [-k keepalive] [-q qos] [-r] [--repeat N] [--repeat-delay time] [-x session-expiry]</text:p>
      <text:p text:style-name="Standard"><text:s text:c="21"/>[-A bind_address] [--nodelay]</text:p>
      <text:p text:style-name="Standard"><text:s text:c="21"/>[-i id] [-I id_prefix]</text:p>
      <text:p text:style-name="Standard"><text:s text:c="21"/>[-d] [--quiet]</text:p>
      <text:p text:style-name="Standard"><text:s text:c="21"/>[-M max_inflight]</text:p>
      <text:p text:style-name="Standard"><text:s text:c="21"/>[-u username [-P password]]</text:p>
      <text:p text:style-name="Standard"><text:s text:c="21"/>[--will-topic [--will-payload payload] [--will-qos qos] [--will-retain]]</text:p>
      <text:p text:style-name="Standard"><text:s text:c="21"/>[{--cafile file | --capath dir} [--cert file] [--key file]</text:p>
      <text:p text:style-name="Standard"><text:s text:c="23"/>[--ciphers ciphers] [--insecure]</text:p>
      <text:p text:style-name="Standard"><text:s text:c="23"/>[--tls-alpn protocol]</text:p>
      <text:p text:style-name="Standard"><text:s text:c="23"/>[--tls-engine engine] [--keyform keyform] [--tls-engine-kpass-sha1]]</text:p>
      <text:p text:style-name="Standard"><text:s text:c="23"/>[--tls-use-os-certs]</text:p>
      <text:p text:style-name="Standard"><text:soft-page-break/><text:s text:c="21"/>[--psk hex-key --psk-identity identity [--ciphers ciphers]]</text:p>
      <text:p text:style-name="Standard"><text:s text:c="21"/>[--proxy socks-url]</text:p>
      <text:p text:style-name="Standard"><text:s text:c="21"/>[--property command identifier value]</text:p>
      <text:p text:style-name="Standard"><text:s text:c="21"/>[-D command identifier value]</text:p>
      <text:p text:style-name="Standard"><text:s text:c="7"/>mosquitto_pub --help</text:p>
      <text:p text:style-name="Standard"/>
      <text:p text:style-name="Standard"><text:s/>-A : bind the outgoing socket to this host/ip address. Use to control which interface</text:p>
      <text:p text:style-name="Standard"><text:s text:c="6"/>the client communicates over.</text:p>
      <text:p text:style-name="Standard"><text:s/>-d : enable debug messages.</text:p>
      <text:p text:style-name="Standard"><text:s/>-c : disable clean session/enable persistent client mode</text:p>
      <text:p text:style-name="Standard"><text:s text:c="6"/>When this argument is used, the broker will be instructed not to clean existing sessions</text:p>
      <text:p text:style-name="Standard"><text:s text:c="6"/>for the same client id when the client connects, and sessions will never expire when the</text:p>
      <text:p text:style-name="Standard"><text:s text:c="6"/>client disconnects. MQTT v5 clients can change their session expiry interval with the -x</text:p>
      <text:p text:style-name="Standard"><text:s text:c="6"/>argument.</text:p>
      <text:p text:style-name="Standard"><text:s/>-D : Define MQTT v5 properties. See the documentation for more details.</text:p>
      <text:p text:style-name="Standard"><text:s/>-f : send the contents of a file as the message.</text:p>
      <text:p text:style-name="Standard"><text:s/>-h : mqtt host to connect to. Defaults to localhost.</text:p>
      <text:p text:style-name="Standard"><text:s/>-i : id to use for this client. Defaults to mosquitto_pub_ appended with the process id.</text:p>
      <text:p text:style-name="Standard"><text:s/>-I : define the client id as id_prefix appended with the process id. Useful for when the</text:p>
      <text:p text:style-name="Standard"><text:s text:c="6"/>broker is using the clientid_prefixes option.</text:p>
      <text:p text:style-name="Standard"><text:s/>-k : keep alive in seconds for this client. Defaults to 60.</text:p>
      <text:p text:style-name="Standard"><text:s/>-L : specify user, password, hostname, port and topic as a URL in the form:</text:p>
      <text:p text:style-name="Standard"><text:s text:c="6"/>mqtt(s)://[username[:password]@]host[:port]/topic</text:p>
      <text:p text:style-name="Standard"><text:s/>-l : read messages from stdin, sending a separate message for each line.</text:p>
      <text:p text:style-name="Standard"><text:s/>-m : message payload to send.</text:p>
      <text:p text:style-name="Standard"><text:s/>-M : the maximum inflight messages for QoS 1/2..</text:p>
      <text:p text:style-name="Standard"><text:s/>-n : send a null (zero length) message.</text:p>
      <text:p text:style-name="Standard"><text:s/>-p : network port to connect to. Defaults to 1883 for plain MQTT and 8883 for MQTT over TLS.</text:p>
      <text:p text:style-name="Standard"><text:s/>-P : provide a password</text:p>
      <text:p text:style-name="Standard"><text:s/>-q : quality of service level to use for all messages. Defaults to 0.</text:p>
      <text:p text:style-name="Standard"><text:s/>-r : message should be retained.</text:p>
      <text:p text:style-name="Standard"><text:s/>-s : read message from stdin, sending the entire input as a message.</text:p>
      <text:p text:style-name="Standard"><text:s/>-t : mqtt topic to publish to.</text:p>
      <text:p text:style-name="Standard"><text:s/>-u : provide a username</text:p>
      <text:p text:style-name="Standard"><text:s/>-V : specify the version of the MQTT protocol to use when connecting.</text:p>
      <text:p text:style-name="Standard"><text:s text:c="6"/>Can be mqttv5, mqttv311 or mqttv31. Defaults to mqttv311.</text:p>
      <text:p text:style-name="Standard"><text:s/>-x : Set the session-expiry-interval property on the CONNECT packet. Applies to MQTT v5</text:p>
      <text:p text:style-name="Standard"><text:s text:c="6"/>clients only. Set to 0-4294967294 to specify the session will expire in that many</text:p>
      <text:p text:style-name="Standard"><text:s text:c="6"/>seconds after the client disconnects, or use -1, 4294967295, or ∞ for a session</text:p>
      <text:p text:style-name="Standard"><text:s text:c="6"/>that does not expire. Defaults to -1 if -c is also given, or 0 if -c not given.</text:p>
      <text:p text:style-name="Standard"><text:s/>--help : display this message.</text:p>
      <text:p text:style-name="Standard"><text:s/>--nodelay : disable Nagle's algorithm, to reduce socket sending latency at the possible</text:p>
      <text:p text:style-name="Standard"><text:s text:c="13"/>expense of more packets being sent.</text:p>
      <text:p text:style-name="Standard"><text:s/>--quiet : don't print error messages.</text:p>
      <text:p text:style-name="Standard"><text:s/>--repeat : if publish mode is -f, -m, or -s, then repeat the publish N times.</text:p>
      <text:p text:style-name="Standard"><text:s/>--repeat-delay : if using --repeat, wait time seconds between publishes. Defaults to 0.</text:p>
      <text:p text:style-name="Standard"><text:s/>--unix : connect to a broker through a unix domain socket instead of a TCP socket,</text:p>
      <text:p text:style-name="Standard"><text:s text:c="10"/>e.g. /tmp/mosquitto.sock</text:p>
      <text:p text:style-name="Standard"><text:s/>--will-payload : payload for the client Will, which is sent by the broker in case of</text:p>
      <text:p text:style-name="Standard"><text:s text:c="18"/>unexpected disconnection. If not given and will-topic is set, a zero</text:p>
      <text:p text:style-name="Standard"><text:s text:c="18"/>length message will be sent.</text:p>
      <text:p text:style-name="Standard"><text:s/>--will-qos : QoS level for the client Will.</text:p>
      <text:p text:style-name="Standard"><text:soft-page-break/><text:s/>--will-retain : if given, make the client Will retained.</text:p>
      <text:p text:style-name="Standard"><text:s/>--will-topic : the topic on which to publish the client Will.</text:p>
      <text:p text:style-name="Standard"><text:s/>--cafile : path to a file containing trusted CA certificates to enable encrypted</text:p>
      <text:p text:style-name="Standard"><text:s text:c="12"/>communication.</text:p>
      <text:p text:style-name="Standard"><text:s/>--capath : path to a directory containing trusted CA certificates to enable encrypted</text:p>
      <text:p text:style-name="Standard"><text:s text:c="12"/>communication.</text:p>
      <text:p text:style-name="Standard"><text:s/>--cert : client certificate for authentication, if required by server.</text:p>
      <text:p text:style-name="Standard"><text:s/>--key : client private key for authentication, if required by server.</text:p>
      <text:p text:style-name="Standard"><text:s/>--keyform : keyfile type, can be either "pem" or "engine".</text:p>
      <text:p text:style-name="Standard"><text:s/>--ciphers : openssl compatible list of TLS ciphers to support.</text:p>
      <text:p text:style-name="Standard"><text:s/>--tls-version : TLS protocol version, can be one of tlsv1.3 tlsv1.2 or tlsv1.1.</text:p>
      <text:p text:style-name="Standard"><text:s text:c="17"/>Defaults to tlsv1.2 if available.</text:p>
      <text:p text:style-name="Standard"><text:s/>--insecure : do not check that the server certificate hostname matches the remote</text:p>
      <text:p text:style-name="Standard"><text:s text:c="14"/>hostname. Using this option means that you cannot be sure that the</text:p>
      <text:p text:style-name="Standard"><text:s text:c="14"/>remote host is the server you wish to connect to and so is insecure.</text:p>
      <text:p text:style-name="Standard"><text:s text:c="14"/>Do not use this option in a production environment.</text:p>
      <text:p text:style-name="Standard"><text:s/>--tls-engine : If set, enables the use of a TLS engine device.</text:p>
      <text:p text:style-name="Standard"><text:s/>--tls-engine-kpass-sha1 : SHA1 of the key password to be used with the selected SSL engine.</text:p>
      <text:p text:style-name="Standard"><text:s/>--tls-use-os-certs : Load and trust OS provided CA certificates.</text:p>
      <text:p text:style-name="Standard"><text:s/>--psk : pre-shared-key in hexadecimal (no leading 0x) to enable TLS-PSK mode.</text:p>
      <text:p text:style-name="Standard"><text:s/>--psk-identity : client identity string for TLS-PSK mode.</text:p>
      <text:p text:style-name="Standard"><text:s/>--proxy : SOCKS5 proxy URL of the form:</text:p>
      <text:p text:style-name="Standard"><text:s text:c="11"/>socks5h://[username[:password]@]hostname[:port]</text:p>
      <text:p text:style-name="Standard"><text:s text:c="11"/>Only "none" and "username" authentication is supported.</text:p>
      <text:p text:style-name="Standard"/>
      <text:p text:style-name="Standard">See https://mosquitto.org/ for more information.</text:p>
      <text:p text:style-name="Standard"/>
      <text:p text:style-name="Standard">ubuntu@ip-172-31-33-107:/etc/mosquitto$ mosquitto_sub -t cdac/pune/diot/temperature -u diot -P diot -h 13.49.244.228 -p 1883 -d</text:p>
      <text:p text:style-name="Standard">Client null sending CONNECT</text:p>
      <text:p text:style-name="Standard">Client null received CONNACK (0)</text:p>
      <text:p text:style-name="Standard">Client null sending SUBSCRIBE (Mid: 1, Topic: cdac/pune/diot/temperature, QoS: 0, Options: 0x00)</text:p>
      <text:p text:style-name="Standard">Client null received SUBACK</text:p>
      <text:p text:style-name="Standard">Subscribed (mid: 1): 0</text:p>
      <text:p text:style-name="Standard">^[[CClient null sending PINGREQ</text:p>
      <text:p text:style-name="Standard">Client null received PINGRESP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1T15:37:38.563470841</meta:creation-date>
    <dc:date>2024-11-21T15:39:23.871436508</dc:date>
    <meta:editing-duration>PT1M45S</meta:editing-duration>
    <meta:editing-cycles>1</meta:editing-cycles>
    <meta:document-statistic meta:table-count="0" meta:image-count="0" meta:object-count="0" meta:page-count="7" meta:paragraph-count="311" meta:word-count="2116" meta:character-count="18079" meta:non-whitespace-character-count="15383"/>
    <meta:generator>LibreOffice/6.4.7.2$Linux_X86_64 LibreOffice_project/40$Build-2</meta:generator>
  </office:meta>
</office:document-meta>
</file>